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table:align="margins" style:may-break-between-rows="false"/>
    </style:style>
    <style:style style:name="Tabela1.A" style:family="table-column">
      <style:table-column-properties style:column-width="1.803cm" style:rel-column-width="1022*"/>
    </style:style>
    <style:style style:name="Tabela1.B" style:family="table-column">
      <style:table-column-properties style:column-width="2.895cm" style:rel-column-width="1641*"/>
    </style:style>
    <style:style style:name="Tabela1.C" style:family="table-column">
      <style:table-column-properties style:column-width="2.595cm" style:rel-column-width="1471*"/>
    </style:style>
    <style:style style:name="Tabela1.D" style:family="table-column">
      <style:table-column-properties style:column-width="2.713cm" style:rel-column-width="1538*"/>
    </style:style>
    <style:style style:name="Tabela1.E" style:family="table-column">
      <style:table-column-properties style:column-width="2.298cm" style:rel-column-width="1303*"/>
    </style:style>
    <style:style style:name="Tabela1.F" style:family="table-column">
      <style:table-column-properties style:column-width="2.699cm" style:rel-column-width="1530*"/>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margin-left="0cm" fo:margin-right="0cm" fo:margin-top="0.353cm" fo:margin-bottom="0.212cm" loext:contextual-spacing="false" fo:line-height="115%" fo:text-indent="1cm" style:auto-text-indent="false"/>
    </style:style>
    <style:style style:name="P3" style:family="paragraph" style:parent-style-name="Standard">
      <style:paragraph-properties fo:margin-left="0cm" fo:margin-right="0cm" fo:text-indent="1cm" style:auto-text-indent="false"/>
    </style:style>
    <style:style style:name="P4" style:family="paragraph" style:parent-style-name="Text_20_body">
      <style:paragraph-properties fo:line-height="115%"/>
    </style:style>
    <style:style style:name="P5" style:family="paragraph" style:parent-style-name="Standard">
      <style:paragraph-properties fo:margin-left="0cm" fo:margin-right="0cm" fo:margin-top="0.353cm" fo:margin-bottom="0.212cm" loext:contextual-spacing="false" fo:line-height="125%" fo:text-indent="1cm" style:auto-text-indent="false"/>
    </style:style>
    <style:style style:name="P6" style:family="paragraph" style:parent-style-name="Heading_20_1">
      <style:paragraph-properties fo:break-before="page"/>
    </style:style>
    <style:style style:name="P7" style:family="paragraph" style:parent-style-name="Heading_20_2">
      <style:paragraph-properties fo:line-height="150%"/>
    </style:style>
    <style:style style:name="P8" style:family="paragraph" style:parent-style-name="Stopka" style:master-page-name="MP0">
      <style:paragraph-properties style:page-number="auto" fo:break-before="page"/>
    </style:style>
    <style:style style:name="P9" style:family="paragraph" style:parent-style-name="Text_20_body" style:list-style-name="L1">
      <style:paragraph-properties fo:line-height="115%"/>
    </style:style>
    <style:style style:name="P10" style:family="paragraph" style:parent-style-name="Text_20_body">
      <style:paragraph-properties fo:margin-left="0cm" fo:margin-right="0cm" fo:line-height="125%" fo:text-indent="1cm" style:auto-text-indent="false"/>
    </style:style>
    <style:style style:name="P11" style:family="paragraph" style:parent-style-name="Text_20_body">
      <style:paragraph-properties fo:margin-left="0cm" fo:margin-right="0cm" fo:margin-top="0.349cm" fo:margin-bottom="0.21cm" loext:contextual-spacing="false" fo:line-height="125%" fo:text-indent="1cm" style:auto-text-indent="false">
        <style:tab-stops>
          <style:tab-stop style:position="0cm"/>
        </style:tab-stops>
      </style:paragraph-properties>
    </style:style>
    <style:style style:name="P12" style:family="paragraph" style:parent-style-name="Text_20_body" style:master-page-name="">
      <loext:graphic-properties draw:fill="none"/>
      <style:paragraph-properties fo:margin-left="0cm" fo:margin-right="0cm" fo:margin-top="0cm" fo:margin-bottom="0.247cm" loext:contextual-spacing="false" fo:line-height="125%" fo:text-align="justify" style:justify-single-word="false" fo:hyphenation-ladder-count="no-limit" fo:text-indent="1cm" style:auto-text-indent="false" style:page-number="auto" fo:background-color="transparent" style:snap-to-layout-grid="false"/>
      <style:text-properties fo:hyphenate="false"/>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hyphenation-ladder-count="no-limit" fo:text-indent="1cm" style:auto-text-indent="false" style:page-number="auto" fo:background-color="transparent" style:snap-to-layout-grid="false"/>
      <style:text-properties fo:hyphenate="false"/>
    </style:style>
    <style:style style:name="P14" style:family="paragraph" style:parent-style-name="Table_20_Contents">
      <style:paragraph-properties fo:text-align="center" style:justify-single-word="false"/>
      <style:text-properties fo:font-size="10pt" officeooo:rsid="002297d0" officeooo:paragraph-rsid="002297d0" style:font-size-asian="10pt" style:font-size-complex="10pt"/>
    </style:style>
    <style:style style:name="P15" style:family="paragraph" style:parent-style-name="Table_20_Contents">
      <style:paragraph-properties fo:text-align="center" style:justify-single-word="false"/>
      <style:text-properties fo:font-size="10pt" officeooo:rsid="0023689a" officeooo:paragraph-rsid="0023689a" style:font-size-asian="10pt" style:font-size-complex="10pt"/>
    </style:style>
    <style:style style:name="P16" style:family="paragraph" style:parent-style-name="Table_20_Contents">
      <style:paragraph-properties fo:text-align="center" style:justify-single-word="false"/>
      <style:text-properties fo:font-size="10pt" officeooo:rsid="0027ef8b" officeooo:paragraph-rsid="0027ef8b" style:font-size-asian="10pt" style:font-size-complex="10pt"/>
    </style:style>
    <style:style style:name="P17" style:family="paragraph" style:parent-style-name="Table_20_Contents">
      <style:paragraph-properties fo:text-align="center" style:justify-single-word="false"/>
      <style:text-properties fo:font-size="10pt" officeooo:rsid="002871e6" officeooo:paragraph-rsid="002871e6" style:font-size-asian="10pt" style:font-size-complex="10pt"/>
    </style:style>
    <style:style style:name="P18" style:family="paragraph" style:parent-style-name="Table_20_Contents">
      <style:paragraph-properties fo:text-align="center" style:justify-single-word="false"/>
      <style:text-properties fo:font-size="10pt" officeooo:rsid="002a10fb" officeooo:paragraph-rsid="002a10fb" style:font-size-asian="10pt" style:font-size-complex="10pt"/>
    </style:style>
    <style:style style:name="P19" style:family="paragraph" style:parent-style-name="Table_20_Contents">
      <style:paragraph-properties fo:text-align="center" style:justify-single-word="false"/>
      <style:text-properties fo:font-size="10pt" fo:font-weight="bold" officeooo:rsid="002297d0" officeooo:paragraph-rsid="002297d0" style:font-size-asian="10pt" style:font-weight-asian="bold" style:font-size-complex="10pt" style:font-weight-complex="bold"/>
    </style:style>
    <style:style style:name="P20" style:family="paragraph" style:parent-style-name="Table_20_Heading">
      <style:paragraph-properties fo:text-align="center" style:justify-single-word="false"/>
      <style:text-properties fo:font-size="10pt" style:font-size-asian="10pt" style:font-size-complex="10pt"/>
    </style:style>
    <style:style style:name="P21"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22"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23" style:family="paragraph" style:parent-style-name="Drawing">
      <style:paragraph-properties fo:break-before="page"/>
      <style:text-properties officeooo:paragraph-rsid="002ddb1a"/>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289b72"/>
    </style:style>
    <style:style style:name="T7" style:family="text">
      <style:text-properties officeooo:rsid="002afdef"/>
    </style:style>
    <style:style style:name="T8" style:family="text">
      <style:text-properties officeooo:rsid="002cd413"/>
    </style:style>
    <style:style style:name="T9" style:family="text">
      <style:text-properties officeooo:rsid="002d711f"/>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h text:style-name="Heading_20_1" text:outline-level="1">1. Wstęp</text:h>
      <text:p text:style-name="Text_20_body"/>
      <text:p text:style-name="P1">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1">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4">ang. Radio and TeleVision</text:span></text:span>) zdolnych do realizacji tego typu zadania.</text:p>
      <text:p text:style-name="P1">Most tego typu charakteryzować powinien się następującymi cechami:</text:p>
      <text:list xml:id="list1350720330176015512" text:style-name="L1">
        <text:list-item>
          <text:list>
            <text:list-item>
              <text:p text:style-name="P9">zapewniać komunikacje z urządzeniem prezentującym dane przy pomocy interfejsu HDMI (<text:span text:style-name="Domyślna_20_czcionka_20_akapitu"><text:span text:style-name="T4">ang. High Definition Multimedia Interface</text:span></text:span>)</text:p>
            </text:list-item>
            <text:list-item>
              <text:p text:style-name="P9">umożliwiać bezprzewodową kontrolę prezentacji</text:p>
            </text:list-item>
            <text:list-item>
              <text:p text:style-name="P9">wspierać wiele platform sprzętowych pracujących pod kontrolą różnych systemów operacyjnych</text:p>
            </text:list-item>
          </text:list>
        </text:list-item>
      </text:list>
      <text:p text:style-name="P4"/>
      <text:p text:style-name="P1"><text:span text:style-name="Domyślna_20_czcionka_20_akapitu"><text:span text:style-name="T5">Celem pracy jest zbudowanie bezprzewodowego menadżera prezentacji. Urządzenie to powinno charakteryzować się małymi wymiarami, prostotą budowy </text:span></text:span><text:span text:style-name="Domyślna_20_czcionka_20_akapitu"><text:span text:style-name="T2">– od strony sprzętu</text:span></text:span><text:span text:style-name="Domyślna_20_czcionka_20_akapitu"><text:span text:style-name="T5"> oraz zapewnić możliwość bezprzewodowej kontroli z poziomu uprzednio przygotowanych aplikacji </text:span></text:span><text:span text:style-name="Domyślna_20_czcionka_20_akapitu"><text:span text:style-name="T2">pracujących pod kontrolą różnych systemów operacyjnych.</text:span></text:span></text:p>
      <text:p text:style-name="Text_20_body"><text:tab/></text:p>
      <text:p text:style-name="P1">Praca składa się z <text:span text:style-name="Domyślna_20_czcionka_20_akapitu"><text:span text:style-name="T2">N</text:span></text:span> rozdziałów przedstawiających charakterystykę porównawczą rozwiązań obecnie dostępnych na rynku jak również opis autorskiego rozwiązania <text:soft-page-break/>układowego. <text:span text:style-name="Domyślna_20_czcionka_20_akapitu"><text:span text:style-name="T2">Drugi rozdział zawiera ….</text:span></text:span></text:p>
      <text:h text:style-name="P6" text:outline-level="1">2. Dostępne rozwiązania komercyjne</text:h>
      <text:p text:style-name="Text_20_body"/>
      <text:p text:style-name="P10">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p text:style-name="P1"/>
      <text:h text:style-name="Heading_20_2" text:outline-level="2">2.1 wePresent</text:h>
      <text:p text:style-name="P5">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P10">Po uruchomieniu menadżera prezentacji, rozpoczyna on pracę w trybie <text:s/>punktu wielodostępu (ang. <text:span text:style-name="Domyślna_20_czcionka_20_akapitu"><text:span text:style-name="T4">access point</text:span></text:span>) rozgłaszając swój identyfikator SSID (ang. <text:span text:style-name="Domyślna_20_czcionka_20_akapitu"><text:span text:style-name="T4">service set identifier</text:span></text:span>) w obrębie pasma ISM (ang. Industrial, Scientific, Medical)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P10">Sterować menadżerem prezentacji w danym momencie może wyłącznie jedna osoba, pracująca w trybie <text:span text:style-name="Domyślna_20_czcionka_20_akapitu"><text:span text:style-name="T4">master</text:span></text:span>, pozostali użytkownicy, jak również ekran główny pracują w trybie <text:span text:style-name="Domyślna_20_czcionka_20_akapitu"><text:span text:style-name="T4">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s), iOS oraz Android wyposażone w interfejs sieci bezprzewodowej WiFi, pracującej w standardzie 802.11b/g/n oraz posiadające odpowiednie oprogramowanie firmy AWIND.</text:p>
      <text:p text:style-name="P1">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4">white board</text:span></text:span>), pozwalającej na korzystanie z ekranu jak tablicy multimedialnej.</text:p>
      <text:p text:style-name="P1"/>
      <text:h text:style-name="Heading_20_2" text:outline-level="2">2.2 WiDi</text:h>
      <text:p text:style-name="P2">Standard WiDi (ang. <text:span text:style-name="Domyślna_20_czcionka_20_akapitu"><text:span text:style-name="T4">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4">full HD</text:span></text:span>. Protokół komunikacyjny bazuje na sieci pracującej w standardzie 802.11[xxx]. Zastosowano w nim architekturę klient-serwer[<text:span text:style-name="T6">obrazek?</text:span>], w której to rolę klienta spełnia urządzenie przesyłające obraz a rolę serwera urządzenie wyświetlające. Zaletą utworzenia jednej pary komunikacyjnej jest brak możliwości ingerencji osób postronnych na wyświetlany obraz.</text:p>
      <text:p text:style-name="P2">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p text:style-name="P3"/>
      <text:h text:style-name="P7" text:outline-level="2">2.3 Porównanie rozwiązań</text:h>
      <text:p text:style-name="P12">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Drawing"/>
      <text:p text:style-name="P23">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20"/>
            </table:table-cell>
            <table:table-cell table:style-name="Tabela1.B1" office:value-type="string">
              <text:p text:style-name="P21">System operacyjny</text:p>
            </table:table-cell>
            <table:table-cell table:style-name="Tabela1.B1" office:value-type="string">
              <text:p text:style-name="P21">Zewnętrzne wyposażenie</text:p>
            </table:table-cell>
            <table:table-cell table:style-name="Tabela1.B1" office:value-type="string">
              <text:p text:style-name="P21">Kanał komunikacyjny</text:p>
            </table:table-cell>
            <table:table-cell table:style-name="Tabela1.B1" office:value-type="string">
              <text:p text:style-name="P21">Dodatkowe możliwości</text:p>
            </table:table-cell>
            <table:table-cell table:style-name="Tabela1.F1" office:value-type="string">
              <text:p text:style-name="P22">Licencja</text:p>
            </table:table-cell>
          </table:table-row>
        </table:table-header-rows>
        <table:table-row>
          <table:table-cell table:style-name="Tabela1.B1" office:value-type="string">
            <text:p text:style-name="P19">wePresent</text:p>
          </table:table-cell>
          <table:table-cell table:style-name="Tabela1.B2" office:value-type="string">
            <text:p text:style-name="P14">Windows, Linux, OS X</text:p>
          </table:table-cell>
          <table:table-cell table:style-name="Tabela1.B2" office:value-type="string">
            <text:p text:style-name="P18">Tak</text:p>
          </table:table-cell>
          <table:table-cell table:style-name="Tabela1.B2" office:value-type="string">
            <text:p text:style-name="P14">802.11<text:span text:style-name="T7">b/g/n</text:span></text:p>
          </table:table-cell>
          <table:table-cell table:style-name="Tabela1.B2" office:value-type="string">
            <text:p text:style-name="P16">Przesyłanie plików</text:p>
          </table:table-cell>
          <table:table-cell table:style-name="Tabela1.F2" office:value-type="string">
            <text:p text:style-name="P17">Komercyjna</text:p>
          </table:table-cell>
        </table:table-row>
        <table:table-row>
          <table:table-cell table:style-name="Tabela1.B2" office:value-type="string">
            <text:p text:style-name="P19">WiDi</text:p>
          </table:table-cell>
          <table:table-cell table:style-name="Tabela1.B2" office:value-type="string">
            <text:p text:style-name="P14">Windows</text:p>
          </table:table-cell>
          <table:table-cell table:style-name="Tabela1.B2" office:value-type="string">
            <text:p text:style-name="P18">Nie wymagane</text:p>
          </table:table-cell>
          <table:table-cell table:style-name="Tabela1.B2" office:value-type="string">
            <text:p text:style-name="P15">802.11<text:span text:style-name="T7">b/g/n</text:span></text:p>
          </table:table-cell>
          <table:table-cell table:style-name="Tabela1.B2" office:value-type="string">
            <text:p text:style-name="P14">Brak</text:p>
          </table:table-cell>
          <table:table-cell table:style-name="Tabela1.F2" office:value-type="string">
            <text:p text:style-name="P17">Komercyjna, <text:span text:style-name="T9">Demonstracyjna</text:span></text:p>
          </table:table-cell>
        </table:table-row>
      </table:table>
      <text:p text:style-name="Drawing"/>
      <text:p text:style-name="P11">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3">Open Source Society</text:span></text:span>) a tym samym spadek popularności samego produktu. <text:s/></text:p>
      <text:p text:style-name="P11"/>
      <text:h text:style-name="Heading_20_1" text:outline-level="1">3. Koncepcja budowy bezprzewodowego menadżera prezentacji</text:h>
      <text:p text:style-name="Text_20_body"/>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snap-to-layout-grid="false"/>
      <style:text-properties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hyphenation-ladder-count="no-limit" fo:text-indent="0.499cm" style:auto-text-indent="false">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18T17:06:25.545000000</dc:date>
    <meta:editing-cycles>110</meta:editing-cycles>
    <meta:editing-duration>PT8H56M15S</meta:editing-duration>
    <meta:document-statistic meta:table-count="1" meta:image-count="0" meta:object-count="0" meta:page-count="5" meta:paragraph-count="43" meta:word-count="1000" meta:character-count="8070" meta:non-whitespace-character-count="7106"/>
    <meta:template xlink:type="simple" xlink:actuate="onRequest" xlink:title="" xlink:href="Normal.dotm"/>
  </office:meta>
</office:document-meta>
</file>